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2" style:family="table">
      <style:table-properties style:width="17.238cm" table:align="right" style:writing-mode="lr-tb"/>
    </style:style>
    <style:style style:name="Tabela12.A" style:family="table-column">
      <style:table-column-properties style:column-width="11.583cm"/>
    </style:style>
    <style:style style:name="Tabela12.B" style:family="table-column">
      <style:table-column-properties style:column-width="3.032cm"/>
    </style:style>
    <style:style style:name="Tabela12.C" style:family="table-column">
      <style:table-column-properties style:column-width="2.623cm"/>
    </style:style>
    <style:style style:name="Tabela12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2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2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2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2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0" style:family="paragraph" style:parent-style-name="PSDS_20_-_20_Corpo_20_de_20_Texto">
      <style:paragraph-properties fo:break-before="page"/>
    </style:style>
    <style:style style:name="P21" style:family="paragraph" style:parent-style-name="PSDS_20_-_20_Corpo_20_de_20_Texto">
      <style:paragraph-properties fo:margin-left="0cm" fo:margin-right="0cm" fo:text-indent="0.413cm" style:auto-text-indent="false"/>
    </style:style>
    <style:style style:name="P22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4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Bitstream Charter" fo:font-size="9pt" style:font-size-asian="9pt" style:font-size-complex="9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7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28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9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30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1" style:family="paragraph" style:parent-style-name="PSDS_20_-_20_Corpo_20_de_20_Texto" style:list-style-name="L1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2" style:family="paragraph" style:parent-style-name="PSDS_20_-_20_Corpo_20_de_20_Texto" style:list-style-name="L2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3" style:family="paragraph" style:parent-style-name="PSDS_20_-_20_Corpo_20_de_20_Texto" style:list-style-name="L3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34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PSDS_20_-_20_Corpo_20_de_20_Texto" style:list-style-name="L1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font-style-asian="normal" style:font-style-complex="normal"/>
    </style:style>
    <style:style style:name="P36" style:family="paragraph" style:parent-style-name="PSDS_20_-_20_Corpo_20_de_20_Texto" style:list-style-name="L1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7" style:family="paragraph" style:parent-style-name="PSDS_20_-_20_Corpo_20_de_20_Texto">
      <style:text-properties fo:font-weight="bold" style:font-weight-asian="bold"/>
    </style:style>
    <style:style style:name="P38" style:family="paragraph" style:parent-style-name="PSDS_20_-_20_Corpo_20_de_20_Texto" style:list-style-name="L5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P39" style:family="paragraph" style:parent-style-name="PSDS_20_-_20_Corpo_20_de_20_Texto">
      <style:paragraph-properties fo:margin-left="0cm" fo:margin-right="0cm" fo:text-align="justify" style:justify-single-word="false" fo:text-indent="0.413cm" style:auto-text-indent="false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string">
            <text:p text:style-name="P12">26/10/2011</text:p>
          </table:table-cell>
          <table:table-cell table:style-name="Tabela2.A2" office:value-type="string">
            <text:p text:style-name="P13">1.0</text:p>
          </table:table-cell>
          <table:table-cell table:style-name="Tabela2.A2" office:value-type="string">
            <text:p text:style-name="P13">Relato da reunião</text:p>
          </table:table-cell>
          <table:table-cell table:style-name="Tabela2.A2" office:value-type="string">
            <text:p text:style-name="P13">Zapa </text:p>
          </table:table-cell>
          <table:table-cell table:style-name="Tabela2.A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26/10/2011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SDS_20_-_20_Corpo_20_de_20_Texto">Fechamento Escop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>Walter Zapalow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<text:s/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>Walter Zapalowski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>Sala De0D9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>01:00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>Guilherme Funchal da Silva</text:p>
          </table:table-cell>
          <table:table-cell table:style-name="Tabela4.A9" table:number-columns-spanned="2" office:value-type="string">
            <text:p text:style-name="P18"><text:a xlink:type="simple" xlink:href="mailto:guilherme.silva@serpro.gov.br">guilherme.silva@serpro.gov.br</text:a> </text:p>
          </table:table-cell>
          <table:covered-table-cell/>
          <table:table-cell table:style-name="Tabela4.D9" office:value-type="string">
            <text:p text:style-name="PSDS_20_-_20_Corpo_20_de_20_Texto">DS/COSCC/CCPEV</text:p>
          </table:table-cell>
        </table:table-row>
        <table:table-row>
          <table:table-cell table:style-name="Tabela4.A9" office:value-type="string">
            <text:p text:style-name="PSDS_20_-_20_Corpo_20_de_20_Texto">Lavoisier Rodrigues de Sousa Vieira</text:p>
          </table:table-cell>
          <table:table-cell table:style-name="Tabela4.A9" table:number-columns-spanned="2" office:value-type="string">
            <text:p text:style-name="PSDS_20_-_20_Corpo_20_de_20_Texto"><text:a xlink:type="simple" xlink:href="mailto:lavoisier.vieira@serpro.gov.br">lavoisier.vieira@serpro.gov.br</text:a> </text:p>
          </table:table-cell>
          <table:covered-table-cell/>
          <table:table-cell table:style-name="Tabela4.D9" office:value-type="string">
            <text:p text:style-name="PSDS_20_-_20_Corpo_20_de_20_Texto">SUPDE/DEPAE/DE0D9</text:p>
          </table:table-cell>
        </table:table-row>
        <table:table-row>
          <table:table-cell table:style-name="Tabela4.A9" office:value-type="string">
            <text:p text:style-name="PSDS_20_-_20_Corpo_20_de_20_Texto">Walter Zapalowski</text:p>
          </table:table-cell>
          <table:table-cell table:style-name="Tabela4.A9" table:number-columns-spanned="2" office:value-type="string">
            <text:p text:style-name="PSDS_20_-_20_Corpo_20_de_20_Texto">Walter.zapalowski<text:a xlink:type="simple" xlink:href="mailto:marcio.levien@serpro.gov.br">@serpro.gov.br</text:a> </text:p>
          </table:table-cell>
          <table:covered-table-cell/>
          <table:table-cell table:style-name="Tabela4.D9" office:value-type="string">
            <text:p text:style-name="PSDS_20_-_20_Corpo_20_de_20_Texto">SUPDE/DEPAE/DE0D9</text:p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1"/>
      <text:p text:style-name="P39">A reunião teve como objetivo Validar o Escopo do Novo <text:s/>Projeto ExpressoV3 com o cliente ou representante, conforme previsto no processo de desenvolvimento em comunidade PDC, em seu piloto.</text:p>
      <text:p text:style-name="PSDS_20_-_20_Corpo_20_de_20_Texto"/>
      <text:p text:style-name="PSDS_20_-_20_Corpo_20_de_20_Texto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2"/>
      <text:p text:style-name="P24">Mapeamento do cenário</text:p>
      <text:p text:style-name="P23"/>
      <text:p text:style-name="P23">O <text:s/>sistema encontra-se mapeado na comunidade:</text:p>
      <text:p text:style-name="P23"><text:a xlink:type="simple" xlink:href="http://trac.expressolivre.org/wiki/NovoExpresso/">http://trac.expressolivre.org/wiki/NovoExpresso/</text:a> </text:p>
      <text:p text:style-name="P23"/>
      <text:p text:style-name="P23"/>
      <text:p text:style-name="P23">O projeto ao qual se refere esta ata pode ser acessado em</text:p>
      <text:p text:style-name="P23">http://trac.expressolivre.org/wiki/NovoExpresso/dvp1</text:p>
      <text:p text:style-name="P23"/>
      <text:p text:style-name="P23">Todas as necessidades e encaminhamentos foram integralmente aprovadas, com as ações</text:p>
      <text:p text:style-name="P23">encaminhadas abaixo.</text:p>
      <text:p text:style-name="P23"/>
      <text:p text:style-name="P23"/>
      <text:p text:style-name="P23"><text:s/></text:p>
      <text:p text:style-name="P23"/>
      <text:p text:style-name="P19"/>
      <text:p text:style-name="P19"/>
      <text:p text:style-name="P19"><text:s text:c="15"/></text:p>
      <text:p text:style-name="P19"/>
      <text:p text:style-name="P19"><text:s text:c="11"/></text:p>
      <text:p text:style-name="P19"><text:s text:c="17"/></text:p>
      <text:p text:style-name="P19"/>
      <text:p text:style-name="P19"><text:soft-page-break/></text:p>
      <text:list xml:id="list496294218" text:style-name="L3">
        <text:list-header>
          <text:p text:style-name="P33"><text:span text:style-name="T6"><text:line-break/></text:span></text:p>
          <text:p text:style-name="P33"><text:span text:style-name="T6"><text:line-break/><text:line-break/></text:span></text:p>
        </text:list-header>
      </text:list>
      <text:p text:style-name="P34"/>
      <text:list xml:id="list1187395439" text:style-name="L1">
        <text:list-header>
          <text:p text:style-name="P31"/>
        </text:list-header>
      </text:list>
      <text:p text:style-name="P19"><text:tab/></text:p>
      <text:p text:style-name="P23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1354567252" text:style-name="L5">
              <text:list-header>
                <text:p text:style-name="P38">Necessidade 1 – Autenticação</text:p>
                <text:p text:style-name="P38">Será feito um tema novo para o Expresso30 – mockup e encaminhado ao Funchal.</text:p>
              </text:list-header>
            </text:list>
          </table:table-cell>
          <table:table-cell table:style-name="Tabela6.A4" office:value-type="string">
            <text:p text:style-name="PSDS_20_-_20_Corpo_20_de_20_Texto">Zapa </text:p>
          </table:table-cell>
          <table:table-cell table:style-name="Tabela6.A2" office:value-type="string">
            <text:p text:style-name="PSDS_20_-_20_Corpo_20_de_20_Texto">A planejar no projeto</text:p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6"><text:s/>2. Necessidade 5 – Tradução</text:p>
            <text:p text:style-name="P19">Inicialmente, para o módulo de e-mail, login e administração, a própria De0D9 irá traduzir os <text:s text:c="4"/>itens necessários.</text:p>
          </table:table-cell>
          <table:table-cell table:style-name="Tabela10.A2" office:value-type="string">
            <text:p text:style-name="PSDS_20_-_20_Corpo_20_de_20_Texto">Zapa </text:p>
          </table:table-cell>
          <table:table-cell table:style-name="Tabela10.C2" office:value-type="string">
            <text:p text:style-name="PSDS_20_-_20_Corpo_20_de_20_Texto">A planejar no projeto</text:p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6">3. Necessidade 6 – Suporte PostgreSql</text:p>
            <text:p text:style-name="P19">Zapa irá marcar sala para consultoria Cetec em relação ao Suporte PostGresql</text:p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>A planejar no projeto</text:p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9">Ação</text:p>
          </table:table-cell>
          <table:table-cell table:style-name="Tabela12.A1" office:value-type="string">
            <text:p text:style-name="P9">Responsável</text:p>
          </table:table-cell>
          <table:table-cell table:style-name="Tabela12.C1" office:value-type="string">
            <text:p text:style-name="P9">Prazo Inicial </text:p>
          </table:table-cell>
        </table:table-row>
        <table:table-row>
          <table:table-cell table:style-name="Tabela12.A2" office:value-type="string">
            <text:p text:style-name="P26">4. Necessidade 7 – Disponibilização de Ambientes</text:p>
            <text:p text:style-name="P19">O Funchal, ficou responsavel pela disponibilização dos ambientes.</text:p>
          </table:table-cell>
          <table:table-cell table:style-name="Tabela12.A2" office:value-type="string">
            <text:p text:style-name="PSDS_20_-_20_Corpo_20_de_20_Texto"/>
          </table:table-cell>
          <table:table-cell table:style-name="Tabela12.C2" office:value-type="string">
            <text:p text:style-name="PSDS_20_-_20_Corpo_20_de_20_Texto">Antes de iniciar o desenvolv.</text:p>
          </table:table-cell>
        </table:table-row>
        <table:table-row>
          <table:table-cell table:style-name="Tabela12.A1" office:value-type="string">
            <text:p text:style-name="P9">Pendências</text:p>
          </table:table-cell>
          <table:table-cell table:style-name="Tabela12.A1" office:value-type="string">
            <text:p text:style-name="P9">Responsável</text:p>
          </table:table-cell>
          <table:table-cell table:style-name="Tabela12.C1" office:value-type="string">
            <text:p text:style-name="P9">Prazo Final</text:p>
          </table:table-cell>
        </table:table-row>
        <table:table-row>
          <table:table-cell table:style-name="Tabela12.A4" office:value-type="string">
            <text:p text:style-name="PSDS_20_-_20_Corpo_20_de_20_Texto"/>
          </table:table-cell>
          <table:table-cell table:style-name="Tabela12.A4" office:value-type="string">
            <text:p text:style-name="PSDS_20_-_20_Corpo_20_de_20_Texto"/>
          </table:table-cell>
          <table:table-cell table:style-name="Tabela12.C4" office:value-type="string">
            <text:p text:style-name="PSDS_20_-_20_Corpo_20_de_20_Texto"/>
          </table:table-cell>
        </table:table-row>
      </table:table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0-26T14:19:41.99">14:19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Release 1 do Pdc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text:span text:style-name="Page_20_Number"><text:span text:style-name="MT1"> </text:span></text:span></text:p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63</meta:editing-cycles>
    <meta:editing-duration>PT15H2M46S</meta:editing-duration>
    <dc:date>2011-10-26T14:19:41</dc:date>
    <dc:creator>Walter Zapalowski</dc:creator>
    <meta:document-statistic meta:table-count="12" meta:image-count="0" meta:object-count="0" meta:page-count="3" meta:paragraph-count="104" meta:word-count="285" meta:character-count="2087"/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